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text-properties style:font-name="Calibri1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5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6" style:family="paragraph" style:parent-style-name="Text_20_body">
      <style:text-properties style:font-name="Calibri1" fo:font-size="10pt" officeooo:rsid="001f9bf5" officeooo:paragraph-rsid="0044eefc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Calibri1" fo:font-size="10pt" officeooo:paragraph-rsid="0044eefc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44eefc" style:font-size-asian="10pt" style:font-size-complex="10pt"/>
    </style:style>
    <style:style style:name="P9" style:family="paragraph" style:parent-style-name="Text_20_body">
      <style:text-properties style:font-name="Calibri1" fo:font-size="10pt" officeooo:rsid="0044eefc" officeooo:paragraph-rsid="0044eefc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Calibri1" fo:font-size="9pt" officeooo:rsid="001f9bf5" officeooo:paragraph-rsid="0044eefc" style:font-size-asian="9pt" style:font-size-complex="9pt"/>
    </style:style>
    <style:style style:name="P13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4" style:family="paragraph" style:parent-style-name="Text_20_body" style:list-style-name="L1">
      <style:text-properties style:font-name="Calibri1" fo:font-size="10pt" officeooo:rsid="001f9bf5" officeooo:paragraph-rsid="0044eefc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9bf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64b91" style:font-style-asian="italic" style:font-style-complex="italic"/>
    </style:style>
    <style:style style:name="T7" style:family="text">
      <style:text-properties officeooo:rsid="0047f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199e2b3a-7fff-1399-28f1-465b70f8d33a"/><text:span text:style-name="T2">Date</text:span>: <text:variable-set text:name="letterdate" office:value-type="string">letterdate</text:variable-set></text:p>
      <text:p text:style-name="P4"><text:span text:style-name="T2">Reference</text:span>: SECL/OP/HR/<text:span text:style-name="T7">R</text:span><text:span text:style-name="T3">L</text:span>/<text:variable-set text:name="seq" office:value-type="string">seq</text:variable-set></text:p>
      <text:p text:style-name="P10"><text:variable-set text:name="name" office:value-type="string">name</text:variable-set></text:p>
      <text:p text:style-name="P11"><text:variable-set text:name="address" office:value-type="string">address</text:variable-set></text:p>
      <text:p text:style-name="P3"/>
      <text:p text:style-name="P3">Dear <text:span text:style-name="T4"><text:variable-set text:name="salutation" office:value-type="string">salutation</text:variable-set></text:span><text:span text:style-name="T2"><text:s/></text:span><text:span text:style-name="T4"><text:variable-set text:name="name" office:value-type="string">name</text:variable-set></text:span></text:p>
      <text:p text:style-name="P3"/>
      <text:p text:style-name="P8">This has reference to the fixed term contract that you hold has expired with us and thus you have been relieved from the position of <text:span text:style-name="T4"><text:variable-set text:name="designation" office:value-type="string">designation</text:variable-set></text:span><text:s/>under <text:variable-set text:name="unit" office:value-type="string">unit</text:variable-set><text:s/>Unit of Spectrum Engineering Consortium (Pvt.) Ltd. on <text:span text:style-name="T4"><text:variable-set text:name="effectivefrom" office:value-type="string">effectivefrom</text:variable-set></text:span>.</text:p>
      <text:p text:style-name="P3"/>
      <text:p text:style-name="P8">We would like to inform you that you are being relieved from the services from the company from <text:span text:style-name="T4"><text:variable-set text:name="effectivefrom" office:value-type="string">effectivefrom</text:variable-set></text:span>.</text:p>
      <text:p text:style-name="P3"/>
      <text:p text:style-name="P3">Your contributions to the organization and its success will always be appreciated. </text:p>
      <text:p text:style-name="P3"/>
      <text:p text:style-name="P3">We at Spectrum Engineering Consortium (Pvt.) Ltd. wish you all the best in your future endeavors. </text:p>
      <text:p text:style-name="P3"/>
      <text:p text:style-name="P9">With best regards</text:p>
      <text:p text:style-name="P5"/>
      <text:p text:style-name="P5"/>
      <text:p text:style-name="P5"/>
      <text:p text:style-name="P5"/>
      <text:p text:style-name="P8">-----------------------------------------------------</text:p>
      <text:p text:style-name="P7"><text:variable-set text:name="signatory" office:value-type="string">signatory</text:variable-set></text:p>
      <text:p text:style-name="P8"/>
      <text:p text:style-name="P5"/>
      <text:p text:style-name="P8">Copy:</text:p>
      <text:list xml:id="list998415207" text:style-name="L1">
        <text:list-item>
          <text:p text:style-name="P14">Finance and Accounts <text:span text:style-name="T3">U</text:span>nit</text:p>
        </text:list-item>
        <text:list-item>
          <text:p text:style-name="P14">HR <text:span text:style-name="T3">U</text:span>nit</text:p>
        </text:list-item>
      </text:list>
      <text:p text:style-name="P6"/>
      <text:p text:style-name="P6"/>
      <text:p text:style-name="P12"><text:span text:style-name="T5">(Any loss and liability </text:span><text:span text:style-name="T6">arising</text:span><text:span text:style-name="T5"> from the issuance of this letter will not bind Spectrum Engineering Consortium (Pvt.)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7:59.608000000</dc:date>
    <meta:editing-duration>PT5H27M10S</meta:editing-duration>
    <meta:editing-cycles>39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8" meta:word-count="140" meta:character-count="915" meta:non-whitespace-character-count="791"/>
  </office:meta>
</office:document-meta>
</file>